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DaddyTimeMono Nerd Font" svg:font-family="'DaddyTime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d72d" officeooo:paragraph-rsid="0002d72d"/>
    </style:style>
    <style:style style:name="P2" style:family="paragraph" style:parent-style-name="Standard">
      <style:text-properties officeooo:rsid="0002d72d" officeooo:paragraph-rsid="0002d72d"/>
    </style:style>
    <style:style style:name="P3" style:family="paragraph" style:parent-style-name="Standard" style:list-style-name="L2">
      <style:text-properties officeooo:rsid="0002d72d" officeooo:paragraph-rsid="0002d72d"/>
    </style:style>
    <style:style style:name="P4" style:family="paragraph" style:parent-style-name="Standard" style:list-style-name="L3">
      <style:text-properties officeooo:rsid="0002d72d" officeooo:paragraph-rsid="0002d72d"/>
    </style:style>
    <style:style style:name="P5" style:family="paragraph" style:parent-style-name="Standard" style:list-style-name="L4">
      <style:text-properties officeooo:rsid="0002d72d" officeooo:paragraph-rsid="0002d72d"/>
    </style:style>
    <style:style style:name="P6" style:family="paragraph" style:parent-style-name="Standard" style:list-style-name="L2">
      <style:text-properties officeooo:paragraph-rsid="0002d72d"/>
    </style:style>
    <style:style style:name="P7" style:family="paragraph" style:parent-style-name="Standard" style:list-style-name="L2">
      <style:text-properties officeooo:paragraph-rsid="0004bb22"/>
    </style:style>
    <style:style style:name="P8" style:family="paragraph" style:parent-style-name="Standard" style:list-style-name="L5">
      <style:text-properties officeooo:paragraph-rsid="0002d72d"/>
    </style:style>
    <style:style style:name="T1" style:family="text">
      <style:text-properties officeooo:rsid="0003557a"/>
    </style:style>
    <style:style style:name="T2" style:family="text">
      <style:text-properties officeooo:rsid="0004bb22"/>
    </style:style>
    <style:style style:name="T3" style:family="text">
      <style:text-properties officeooo:rsid="0002d72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3cm" fo:text-indent="-0.635cm" fo:margin-left="1.6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3cm" fo:text-indent="-0.635cm" fo:margin-left="2.9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8cm" fo:text-indent="-0.635cm" fo:margin-left="3.5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3cm" fo:text-indent="-0.635cm" fo:margin-left="4.2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8cm" fo:text-indent="-0.635cm" fo:margin-left="4.8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3cm" fo:text-indent="-0.635cm" fo:margin-left="5.5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8cm" fo:text-indent="-0.635cm" fo:margin-left="6.1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3cm" fo:text-indent="-0.635cm" fo:margin-left="6.7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8cm" fo:text-indent="-0.635cm" fo:margin-left="7.408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6443706" text:style-name="L2">
        <text:list-item>
          <text:p text:style-name="P3">OMG Network: https://github.com/omgnetwork</text:p>
        </text:list-item>
        <text:list-item>
          <text:p text:style-name="P3">Matic Network: https://github.com/maticnetwork</text:p>
        </text:list-item>
        <text:list-item>
          <text:p text:style-name="P3">Gazelle: https://github.com/cryptoeconomicslab/gazelle</text:p>
        </text:list-item>
        <text:list-item>
          <text:p text:style-name="P3">Perun: https://github.com/perun-network</text:p>
        </text:list-item>
        <text:list-item>
          <text:p text:style-name="P3">Raiden: https://github.com/raiden-network</text:p>
        </text:list-item>
        <text:list-item>
          <text:p text:style-name="P3">Connext: https://github.com/connext</text:p>
        </text:list-item>
        <text:list-item>
          <text:p text:style-name="P3">Aztec: https://github.com/AztecProtocol</text:p>
        </text:list-item>
        <text:list-item>
          <text:p text:style-name="P3">zkSync: https://github.com/matter-labs/zksync</text:p>
        </text:list-item>
        <text:list-item>
          <text:p text:style-name="P3">Loopring: https://github.com/LoopringSecondary/protocol</text:p>
        </text:list-item>
        <text:list-item>
          <text:p text:style-name="P3">Starkware: https://github.com/starkware-libs/</text:p>
        </text:list-item>
        <text:list-item>
          <text:p text:style-name="P3">Fuel Labs: https://github.com/fuellabs</text:p>
        </text:list-item>
        <text:list-item>
          <text:p text:style-name="P3">Optimism: https://github.com/ethereum-optimism</text:p>
        </text:list-item>
        <text:list-item>
          <text:p text:style-name="P3">Arbitrum Rollup: https://github.com/OffchainLabs/arbitrum</text:p>
        </text:list-item>
        <text:list-item>
          <text:p text:style-name="P3">Celer Network: https://github.com/celer-network</text:p>
        </text:list-item>
        <text:list-item>
          <text:p text:style-name="P3">Skale Network: https://github.com/skalenetwork</text:p>
        </text:list-item>
      </text:list>
      <text:p text:style-name="P2"/>
      <text:list xml:id="list231435418138004" text:continue-numbering="true" text:style-name="L2">
        <text:list-item>
          <text:p text:style-name="P7"><text:span text:style-name="T3">Obtener datos de estos sitios:</text:span></text:p>
          <text:list>
            <text:list-item>
              <text:p text:style-name="P7"><text:span text:style-name="T3">Los gráficos medirán puntos de datos combinados para todos los datos de los repositoriosde los 16 proyectos elegidos</text:span></text:p>
            </text:list-item>
          </text:list>
        </text:list-item>
      </text:list>
      <text:p text:style-name="P2"/>
      <text:list xml:id="list231434933039157" text:continue-numbering="true" text:style-name="L2">
        <text:list-item>
          <text:p text:style-name="P6"><text:span text:style-name="T3"><text:s text:c="4"/>Presentado como un gráfico de líneas sin marcadores de proyecto específicos:</text:span></text:p>
        </text:list-item>
      </text:list>
      <text:list xml:id="list2134859231" text:style-name="L3">
        <text:list-item>
          <text:p text:style-name="P4"><text:s text:c="4"/>Cuántos desarrolladores hay en todos los proyectos</text:p>
        </text:list-item>
        <text:list-item>
          <text:p text:style-name="P4"><text:s text:c="4"/>Contribución promedio de los desarrolladores por mes en días</text:p>
        </text:list-item>
        <text:list-item>
          <text:p text:style-name="P4"><text:s text:c="4"/>Desarrolladores frecuentes vs infrecuentes</text:p>
        </text:list-item>
      </text:list>
      <text:p text:style-name="P2"/>
      <text:list xml:id="list3589139819" text:style-name="L5">
        <text:list-item>
          <text:p text:style-name="P8"><text:span text:style-name="T3">Presentado como una combinación de gráficos de barras, gráficos de líneas y diagramas de <text:s text:c="2"/>dispersión con marcadore</text:span><text:span text:style-name="T2">s</text:span><text:span text:style-name="T3"> de proyecto específicos:</text:span></text:p>
        </text:list-item>
      </text:list>
      <text:list xml:id="list1764925817" text:style-name="L4">
        <text:list-item>
          <text:p text:style-name="P5"><text:s text:c="4"/>Número de desarrolladores activos mensuales en los proyectos</text:p>
        </text:list-item>
        <text:list-item>
          <text:p text:style-name="P5"><text:s text:c="4"/>Desarrolladores frecuentes en los proyectos</text:p>
        </text:list-item>
        <text:list-item>
          <text:p text:style-name="P5"><text:s text:c="4"/>Desarrolladores poco frecuentes en los proyectos</text:p>
        </text:list-item>
        <text:list-item>
          <text:p text:style-name="P5"><text:s text:c="4"/>Cuántos desarrolladores se comprometen cada mes</text:p>
        </text:list-item>
        <text:list-item>
          <text:p text:style-name="P5"><text:s text:c="4"/>Clasifique de proyectos más grandes a más pequeños por número de desarrolladores</text:p>
        </text:list-item>
        <text:list-item>
          <text:p text:style-name="P5"><text:s text:c="4"/>Clasifique de más activo a menos activo por número de confirmaciones</text:p>
        </text:list-item>
        <text:list-item>
          <text:p text:style-name="P5"><text:s text:c="4"/>Crecimiento desde el primer compromiso</text:p>
        </text:list-item>
        <text:list-item>
          <text:p text:style-name="P5"><text:s text:c="4"/>Qué proyectos ganaron desarrolladores</text:p>
        </text:list-item>
        <text:list-item>
          <text:p text:style-name="P5"><text:s text:c="4"/>Qué proyectos se mantuvieron igual</text:p>
        </text:list-item>
        <text:list-item>
          <text:p text:style-name="P5"><text:s text:c="4"/>Qué proyectos perdieron desarrolladores</text:p>
        </text:list-item>
        <text:list-item>
          <text:p text:style-name="P5"><text:s text:c="4"/>Tamaños de los equipos</text:p>
        </text:list-item>
      </text:list>
      <text:p text:style-name="P2"/>
      <text:list xml:id="list2306678038" text:style-name="L1">
        <text:list-item>
          <text:p text:style-name="P1">Grafico de todos los contribuidores a lo largo de todos los proyectos</text:p>
          <text:list>
            <text:list-item>
              <text:p text:style-name="P1">Obtener todos los commits /<text:span text:style-name="T1">listo</text:span></text:p>
            </text:list-item>
            <text:list-item>
              <text:p text:style-name="P1">Contar developers por mes </text:p>
            </text:list-item>
            <text:list-item>
              <text:p text:style-name="P1">Graficar una curva de lineas de los developers a lo largo de los años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DaddyTimeMono Nerd Font" svg:font-family="'DaddyTimeMono Nerd Fon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20T17:34:36.328000000</meta:creation-date>
    <dc:date>2021-01-21T23:14:34.606000000</dc:date>
    <meta:editing-duration>PT14H6M15S</meta:editing-duration>
    <meta:editing-cycles>2</meta:editing-cycles>
    <meta:generator>LibreOffice/7.0.1.2$Windows_X86_64 LibreOffice_project/7cbcfc562f6eb6708b5ff7d7397325de9e764452</meta:generator>
    <meta:document-statistic meta:table-count="0" meta:image-count="0" meta:object-count="0" meta:page-count="1" meta:paragraph-count="37" meta:word-count="252" meta:character-count="2015" meta:non-whitespace-character-count="1774"/>
  </office:meta>
</office:document-meta>
</file>